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style:text-underline-style="none" style:text-blinking="false" fo:background-color="transparent"/>
    </style:style>
    <style:style style:name="P7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tyle="italic" style:text-underline-style="none" style:text-blinking="false" fo:background-color="transparent" style:font-style-asian="italic" style:font-style-complex="italic"/>
    </style:style>
    <style:style style:name="P8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6c31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b203b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cb44f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cc5f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officeooo:paragraph-rsid="001b203b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30" style:family="paragraph" style:parent-style-name="Preformatted_20_Text">
      <loext:graphic-properties draw:fill="solid" draw:fill-color="#f7f7f7" draw:opacity="100%"/>
      <style:paragraph-properties fo:margin-top="0cm" fo:margin-bottom="0cm" style:contextual-spacing="false" fo:text-align="start" style:justify-single-word="false" fo:orphans="2" fo:widows="2" fo:background-color="#f7f7f7" fo:padding="0cm" fo:border="none"/>
    </style:style>
    <style:style style:name="P3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cc5f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d8d33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1d8d33" officeooo:paragraph-rsid="001d8d33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b203b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183691" loext:opacity="100%" style:font-name="SFMono-Regular" fo:font-size="12pt" fo:letter-spacing="normal" fo:font-style="normal" fo:font-weight="normal"/>
    </style:style>
    <style:style style:name="T8" style:family="text">
      <style:text-properties fo:font-variant="normal" fo:text-transform="none" fo:color="#202124" loext:opacity="100%" fo:letter-spacing="normal"/>
    </style:style>
    <style:style style:name="T9" style:family="text">
      <style:text-properties fo:font-variant="normal" fo:text-transform="none" fo:color="#696969" loext:opacity="100%" style:font-name="SFMono-Regular" fo:font-size="12pt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fo:font-style="normal" fo:font-weight="normal"/>
    </style:style>
    <style:style style:name="T12" style:family="text">
      <style:text-properties style:font-name="Arial" fo:font-size="11pt" fo:font-style="normal" fo:font-weight="normal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Arial" fo:background-color="transparent" loext:char-shading-value="0"/>
    </style:style>
    <style:style style:name="T14" style:family="text">
      <style:text-properties style:font-name="Arial" fo:letter-spacing="normal" officeooo:rsid="0016c31e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font-name="Arial" fo:letter-spacing="normal" officeooo:rsid="001b203b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Arial" fo:letter-spacing="normal" officeooo:rsid="001cb44f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style:font-name="Arial" fo:letter-spacing="normal" officeooo:rsid="001cc5fe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style:font-name="Arial" fo:letter-spacing="normal" officeooo:rsid="001d8d33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style:font-name="Arial" fo:letter-spacing="normal" officeooo:rsid="001b203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Arial" fo:letter-spacing="normal" fo:font-style="normal" officeooo:rsid="001b203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Arial" fo:letter-spacing="normal" fo:font-style="italic" officeooo:rsid="001b203b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style:font-name="Arial" fo:letter-spacing="normal" fo:font-style="italic" officeooo:rsid="001b203b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style:font-name="Arial" fo:letter-spacing="normal" fo:font-style="italic" officeooo:rsid="0016c31e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style:font-name="Arial" fo:font-size="16pt" fo:letter-spacing="normal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 style:font-weight-complex="bold"/>
    </style:style>
    <style:style style:name="T25" style:family="text">
      <style:text-properties style:font-name="Arial" fo:font-size="16pt" fo:letter-spacing="normal" style:text-underline-style="solid" style:text-underline-width="auto" style:text-underline-color="font-color" fo:font-weight="bold" officeooo:rsid="0016c31e" fo:background-color="transparent" loext:char-shading-value="0" style:font-size-asian="16pt" style:font-weight-asian="bold" style:font-size-complex="16pt" style:font-weight-complex="bold"/>
    </style:style>
    <style:style style:name="T26" style:family="text">
      <style:text-properties style:font-name="Trebuchet MS"/>
    </style:style>
    <style:style style:name="T27" style:family="text">
      <style:text-properties fo:color="#202124" loext:opacity="100%" style:font-name="SFMono-Regular" fo:font-size="12pt" fo:letter-spacing="normal"/>
    </style:style>
    <style:style style:name="T28" style:family="text">
      <style:text-properties fo:color="#183691" loext:opacity="100%" style:font-name="SFMono-Regular" fo:font-size="12pt" fo:letter-spacing="normal"/>
    </style:style>
    <style:style style:name="T29" style:family="text">
      <style:text-properties fo:color="#385d34" loext:opacity="100%" style:font-name="SFMono-Regular" fo:font-size="12pt" fo:letter-spacing="normal"/>
    </style:style>
    <style:style style:name="T30" style:family="text">
      <style:text-properties fo:color="#a71d5d" loext:opacity="100%" style:font-name="SFMono-Regular" fo:font-size="12pt" fo:letter-spacing="normal"/>
    </style:style>
    <style:style style:name="T31" style:family="text">
      <style:text-properties fo:color="#9f1c59" loext:opacity="100%" style:font-name="SFMono-Regular" fo:font-size="12pt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9">Filters...</text:p>
      <text:p text:style-name="P9"/>
      <text:p text:style-name="P27">[CODEBOX]</text:p>
      <text:p text:style-name="P8">filter:function(value);</text:p>
      <text:p text:style-name="P7"/>
      <text:p text:style-name="P6">url()</text:p>
      <text:p text:style-name="P6">blur()</text:p>
      <text:p text:style-name="P6">brightness()</text:p>
      <text:p text:style-name="P6">contrast()</text:p>
      <text:p text:style-name="P6">drop-shadow()</text:p>
      <text:p text:style-name="P6">grayscale()</text:p>
      <text:p text:style-name="P6">hue-rotate()</text:p>
      <text:p text:style-name="P6">invert()</text:p>
      <text:p text:style-name="P6">saturate()</text:p>
      <text:p text:style-name="P6">opacity()</text:p>
      <text:p text:style-name="P6">sepia()</text:p>
      <text:p text:style-name="P4"/>
      <text:p text:style-name="P4"/>
      <text:p text:style-name="P23">url()</text:p>
      <text:p text:style-name="P12">...is used to reference a SVG filter</text:p>
      <text:p text:style-name="P5"/>
      <text:p text:style-name="P27">[CODEBOX]</text:p>
      <text:p text:style-name="P24">.img_box {</text:p>
      <text:p text:style-name="P28"><text:span text:style-name="T1"><text:s/></text:span><text:span text:style-name="T2">filter: url(resource.svg#elementID)</text:span></text:p>
      <text:p text:style-name="P12">}</text:p>
      <text:p text:style-name="P5"/>
      <text:p text:style-name="P23">blur()</text:p>
      <text:p text:style-name="P12">...applies Gaussian blur (does not accept percentages as value)</text:p>
      <text:p text:style-name="P12"/>
      <text:p text:style-name="P15">[CODEBOX]</text:p>
      <text:p text:style-name="P12">img {</text:p>
      <text:p text:style-name="P12">filter: blur(5px);</text:p>
      <text:p text:style-name="P12"><text:soft-page-break/>}</text:p>
      <text:p text:style-name="P5"/>
      <text:p text:style-name="P23">brightness()</text:p>
      <text:p text:style-name="P12">...as it sounds (0% = black and 100% is unchanged – can also go above 100%!)</text:p>
      <text:p text:style-name="P12"/>
      <text:p text:style-name="P15">[CODEBOX]</text:p>
      <text:p text:style-name="P12">img {</text:p>
      <text:p text:style-name="P12">filter: brightness(0.5);</text:p>
      <text:p text:style-name="P12">}</text:p>
      <text:p text:style-name="P12"/>
      <text:p text:style-name="P23">contrast()</text:p>
      <text:p text:style-name="P12">...as it sounds (0% = gray and 100% is unchanged – and can go above 100%!)</text:p>
      <text:p text:style-name="P15">[CODEBOX]</text:p>
      <text:p text:style-name="P13">img {</text:p>
      <text:p text:style-name="P28"><text:span text:style-name="T1"><text:s/></text:span><text:span text:style-name="T2">filter: contrast(200%);</text:span></text:p>
      <text:p text:style-name="P12">}</text:p>
      <text:p text:style-name="P5"/>
      <text:p text:style-name="P23">drop-shadow() </text:p>
      <text:p text:style-name="P28"><text:span text:style-name="T1"><text:s/>...a</text:span><text:span text:style-name="T2">pplies a drop-shadow effect to the input image</text:span></text:p>
      <text:p text:style-name="P5"/>
      <text:p text:style-name="P15">[CODEBOX]</text:p>
      <text:p text:style-name="P13">img {</text:p>
      <text:p text:style-name="P25">/*filter: drop-shadow(offset-x offset-y blur-radius color);*/</text:p>
      <text:p text:style-name="P12">filter: drop-shadow(5px 5px 2px black); </text:p>
      <text:p text:style-name="P12">}</text:p>
      <text:p text:style-name="P5"/>
      <text:p text:style-name="P23">grayscale()</text:p>
      <text:p text:style-name="P12">...converts image to greyscale (0% is unchanged and 100% is completely greyscale)</text:p>
      <text:p text:style-name="P12"/>
      <text:p text:style-name="P15">[CODEBOX]</text:p>
      <text:p text:style-name="P13">img {</text:p>
      <text:p text:style-name="P28"><text:span text:style-name="T1"><text:s/></text:span><text:span text:style-name="T2">filter: grayscale(50%);</text:span></text:p>
      <text:p text:style-name="P12">}</text:p>
      <text:p text:style-name="P5"/>
      <text:p text:style-name="P23">hue-rotate()</text:p>
      <text:p text:style-name="P12">...applies hue-rotation to the image (different colour on colour wheel)</text:p>
      <text:p text:style-name="P5"/>
      <text:p text:style-name="P15">[CODEBOX]</text:p>
      <text:p text:style-name="P13">img {</text:p>
      <text:p text:style-name="P12">filter: hue-rotate(90deg);</text:p>
      <text:p text:style-name="P12">}</text:p>
      <text:p text:style-name="P5"><text:soft-page-break/></text:p>
      <text:p text:style-name="P23">invert()</text:p>
      <text:p text:style-name="P12">...inverts the colours (100% is opposite colour on wheel and 0% is unchanged)</text:p>
      <text:p text:style-name="P5"/>
      <text:p text:style-name="P15">[CODEBOX]</text:p>
      <text:p text:style-name="P13">img {</text:p>
      <text:p text:style-name="P12">filter: invert(33%);</text:p>
      <text:p text:style-name="P12">}</text:p>
      <text:p text:style-name="P12"/>
      <text:p text:style-name="P23">opacity()</text:p>
      <text:p text:style-name="P12">...changes “see-throughness“ (0% is completely transparent and 100% is unchanged)</text:p>
      <text:p text:style-name="P12"/>
      <text:p text:style-name="P15">[CODEBOX]</text:p>
      <text:p text:style-name="P13">img {</text:p>
      <text:p text:style-name="P12">filter: opacity(50%);</text:p>
      <text:p text:style-name="P12">}</text:p>
      <text:p text:style-name="P5"/>
      <text:p text:style-name="P23">saturate()</text:p>
      <text:p text:style-name="P12">... saturates the input image (0% is unsaturated and 100% is unchanged and can over-saturate by going over 100%)</text:p>
      <text:p text:style-name="P5"/>
      <text:p text:style-name="P15">[CODEBOX]</text:p>
      <text:p text:style-name="P13">img {</text:p>
      <text:p text:style-name="P12">filter: saturate(200%);</text:p>
      <text:p text:style-name="P12">}</text:p>
      <text:p text:style-name="P5"/>
      <text:p text:style-name="P23">sepia()</text:p>
      <text:p text:style-name="P14">...converts image to sepia colouration (0% is unchanged and goes to100% )</text:p>
      <text:p text:style-name="P15">[CODEBOX]</text:p>
      <text:p text:style-name="P13">img {</text:p>
      <text:p text:style-name="P12">filter: sepia(20%);</text:p>
      <text:p text:style-name="P14">}</text:p>
      <text:p text:style-name="P12"/>
      <text:p text:style-name="P12">Filters can be combined:</text:p>
      <text:p text:style-name="P15">[CODEBOX]</text:p>
      <text:p text:style-name="P13">img {</text:p>
      <text:p text:style-name="P12">filter: contrast (175%) brightness (75%);</text:p>
      <text:p text:style-name="P12">}</text:p>
      <text:p text:style-name="P1"/>
      <text:p text:style-name="P9">Clipping...</text:p>
      <text:p text:style-name="P9"/>
      <text:p text:style-name="P12"><text:soft-page-break/>The property creates a clipping region that sets what part of an element should be shown (parts that are inside the region are shown, while those outside are hidden)</text:p>
      <text:p text:style-name="P12"/>
      <text:p text:style-name="P15">[CODEBOX]</text:p>
      <text:p text:style-name="P22">img {</text:p>
      <text:p text:style-name="P12"><text:span text:style-name="Source_20_Text"><text:span text:style-name="T10">clip-path: padding-box;</text:span></text:span></text:p>
      <text:p text:style-name="P12">}</text:p>
      <text:p text:style-name="P12"/>
      <text:p text:style-name="P12">Box values can be: </text:p>
      <text:p text:style-name="P12">margin-box [example box]</text:p>
      <text:p text:style-name="P12">border-box [example box]</text:p>
      <text:p text:style-name="P12">padding-box [example box]</text:p>
      <text:p text:style-name="P12">content-box [example box]</text:p>
      <text:p text:style-name="P12">fill-box [example box]</text:p>
      <text:p text:style-name="P12">stroke-box [example box]</text:p>
      <text:p text:style-name="P12">view-box [example box]</text:p>
      <text:p text:style-name="P12"/>
      <text:p text:style-name="P12">or:</text:p>
      <text:p text:style-name="P12">inset()</text:p>
      <text:p text:style-name="P12">circle()</text:p>
      <text:p text:style-name="P12">ellipse()</text:p>
      <text:p text:style-name="P12">polygon() </text:p>
      <text:p text:style-name="P12">path()</text:p>
      <text:p text:style-name="P12"/>
      <text:p text:style-name="P23">inset</text:p>
      <text:p text:style-name="P15">[CODEBOX]</text:p>
      <text:p text:style-name="P22">img {</text:p>
      <text:p text:style-name="P12"><text:span text:style-name="Source_20_Text"><text:span text:style-name="T10">clip-path: inset(100px 50px);</text:span></text:span></text:p>
      <text:p text:style-name="P12">}</text:p>
      <text:p text:style-name="P12">[example box]</text:p>
      <text:p text:style-name="P12"/>
      <text:p text:style-name="P23">circle</text:p>
      <text:p text:style-name="P15">[CODEBOX]</text:p>
      <text:p text:style-name="P22">img {</text:p>
      <text:p text:style-name="P12"><text:span text:style-name="Source_20_Text"><text:span text:style-name="T10">clip-path: circel(50px at 0 100px);</text:span></text:span></text:p>
      <text:p text:style-name="P12">}</text:p>
      <text:p text:style-name="P12">[example box]</text:p>
      <text:p text:style-name="P12"/>
      <text:p text:style-name="P23">ellipse</text:p>
      <text:p text:style-name="P15">[CODEBOX]</text:p>
      <text:p text:style-name="P22">img {</text:p>
      <text:p text:style-name="P12"><text:span text:style-name="Source_20_Text"><text:span text:style-name="T10">clip-path: ellipse(50px 60px at 0 10% 20%);</text:span></text:span></text:p>
      <text:p text:style-name="P12"><text:soft-page-break/>}</text:p>
      <text:p text:style-name="P12">[example box]</text:p>
      <text:p text:style-name="P23">polygon</text:p>
      <text:p text:style-name="P15">[CODEBOX]</text:p>
      <text:p text:style-name="P22">img {</text:p>
      <text:p text:style-name="P12"><text:span text:style-name="Source_20_Text"><text:span text:style-name="T10">clip-path: polygon(50% 0%, 100% 50%, 50% 100%, 0% 50%);</text:span></text:span></text:p>
      <text:p text:style-name="P12">}</text:p>
      <text:p text:style-name="P12">[example box]</text:p>
      <text:p text:style-name="P12"/>
      <text:p text:style-name="P12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12"/>
      <text:p text:style-name="P23">polygon</text:p>
      <text:p text:style-name="P15">[CODEBOX]</text:p>
      <text:p text:style-name="P22">img {</text:p>
      <text:p text:style-name="P12"><text:span text:style-name="Source_20_Text"><text:span text:style-name="T10">clip-path: path(path('M0.5,1 C0.5,1,0,0.7,0,0.3 A0.25,0.25,1,1,1,0.5,0.3 A0.25,0.25,1,1,1,1,0.3 C1,0.7,0.5,1,0.5,1 Z'););</text:span></text:span></text:p>
      <text:p text:style-name="P12">}</text:p>
      <text:p text:style-name="P12">[example box]</text:p>
      <text:p text:style-name="P12"/>
      <text:p text:style-name="P12">and combos too like...</text:p>
      <text:p text:style-name="P12"/>
      <text:p text:style-name="P15">[CODEBOX]</text:p>
      <text:p text:style-name="P28"><text:span text:style-name="Source_20_Text"><text:span text:style-name="T2">clip-path: padding-box circle(50px at 0 100px);</text:span></text:span></text:p>
      <text:p text:style-name="P28"><text:span text:style-name="Source_20_Text"><text:span text:style-name="T2"/></text:span></text:p>
      <text:p text:style-name="P28"><text:span text:style-name="Source_20_Text"><text:span text:style-name="T2">Don't forget about inherit, initial and unset</text:span></text:span></text:p>
      <text:p text:style-name="P28"><text:span text:style-name="Source_20_Text"><text:span text:style-name="T2"/></text:span></text:p>
      <text:p text:style-name="P11"><text:span text:style-name="Source_20_Text"><text:span text:style-name="T26">Mask...</text:span></text:span></text:p>
      <text:p text:style-name="P29"><text:span text:style-name="Source_20_Text"><text:span text:style-name="T3">Where clips are paths, Masks are images.</text:span></text:span></text:p>
      <text:p text:style-name="P29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9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9"><text:span text:style-name="Source_20_Text"><text:span text:style-name="T3"/></text:span></text:p>
      <text:p text:style-name="P29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3">NOTE: Masking not fully supported and webkit may be needed</text:span></text:span></text:p>
      <text:p text:style-name="P15"/>
      <text:p text:style-name="P16"><text:span text:style-name="Source_20_Text"><text:span text:style-name="T28">@supports(</text:span></text:span><text:span text:style-name="Source_20_Text"><text:span text:style-name="T29">-webkit-mask-image</text:span></text:span><text:span text:style-name="Source_20_Text"><text:span text:style-name="T28">: </text:span></text:span><text:span text:style-name="Source_20_Text"><text:span text:style-name="T30">url</text:span></text:span><text:span text:style-name="Source_20_Text"><text:span text:style-name="T28">(</text:span></text:span><text:span text:style-name="Source_20_Text"><text:span text:style-name="T30">#mask</text:span></text:span><text:span text:style-name="Source_20_Text"><text:span text:style-name="T28">)) </text:span></text:span><text:span text:style-name="Source_20_Text"><text:span text:style-name="T31">or</text:span></text:span><text:span text:style-name="Source_20_Text"><text:span text:style-name="T28"> (</text:span></text:span><text:span text:style-name="Source_20_Text"><text:span text:style-name="T29">mask-image</text:span></text:span><text:span text:style-name="Source_20_Text"><text:span text:style-name="T28">: </text:span></text:span><text:span text:style-name="Source_20_Text"><text:span text:style-name="T30">url</text:span></text:span><text:span text:style-name="Source_20_Text"><text:span text:style-name="T28">(</text:span></text:span><text:span text:style-name="Source_20_Text"><text:span text:style-name="T30">#mask</text:span></text:span><text:span text:style-name="Source_20_Text"><text:span text:style-name="T28">))</text:span></text:span><text:span text:style-name="Source_20_Text"><text:span text:style-name="T27"> </text:span></text:span><text:span text:style-name="Source_20_Text"><text:span text:style-name="T28">{</text:span></text:span></text:p>
      <text:p text:style-name="P30"><text:span text:style-name="Source_20_Text"><text:span text:style-name="T8"><text:s text:c="2"/></text:span></text:span><text:span text:style-name="Source_20_Text"><text:span text:style-name="T9">/* code that requires mask-image here. */</text:span></text:span></text:p>
      <text:p text:style-name="P30"><text:span text:style-name="Source_20_Text"><text:span text:style-name="T7">}</text:span></text:span></text:p>
      <text:p text:style-name="P15"/>
      <text:p text:style-name="P29"><text:span text:style-name="Source_20_Text"><text:span text:style-name="T3">Mask Image example...</text:span></text:span></text:p>
      <text:p text:style-name="P29"><text:soft-page-break/><text:span text:style-name="Source_20_Text"><text:span text:style-name="T3"/></text:span></text:p>
      <text:p text:style-name="P29"><text:span text:style-name="Source_20_Text"><text:span text:style-name="T3">Mask gradient example...</text:span></text:span></text:p>
      <text:p text:style-name="P17"><text:span text:style-name="Source_20_Text"><text:span text:style-name="T24"/></text:span></text:p>
      <text:p text:style-name="P18"><text:span text:style-name="Source_20_Text"><text:span text:style-name="T25">css image()</text:span></text:span></text:p>
      <text:p text:style-name="P18"><text:span text:style-name="Source_20_Text"><text:span text:style-name="T14">...similar <text:s/>to the url() function, but with some additions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- specifying the image's directionality, </text:span></text:span></text:p>
      <text:p text:style-name="P18"><text:span text:style-name="Source_20_Text"><text:span text:style-name="T14">- displaying just a part of that image defined by a media fragment</text:span></text:span></text:p>
      <text:p text:style-name="P18"><text:span text:style-name="Source_20_Text"><text:span text:style-name="T14">- specifying a solid color as a fallback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The image() function can accept three optional values: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A tag for image directionality (either ltr or rtl)</text:span></text:span></text:p>
      <text:p text:style-name="P18"><text:span text:style-name="Source_20_Text"><text:span text:style-name="T14">An image source</text:span></text:span></text:p>
      <text:p text:style-name="P18"><text:span text:style-name="Source_20_Text"><text:span text:style-name="T14">A color</text:span></text:span></text:p>
      <text:p text:style-name="P18"><text:span text:style-name="Source_20_Text"><text:span text:style-name="T14"/></text:span></text:p>
      <text:p text:style-name="P18"><text:span text:style-name="Source_20_Text"><text:span text:style-name="T23">.img {</text:span></text:span></text:p>
      <text:p text:style-name="P18"><text:span text:style-name="Source_20_Text"><text:span text:style-name="T23"><text:s text:c="2"/>background-image: image("images/my-image.webp");</text:span></text:span></text:p>
      <text:p text:style-name="P18"><text:span text:style-name="Source_20_Text"><text:span text:style-name="T23">}</text:span></text:span></text:p>
      <text:p text:style-name="P18"><text:span text:style-name="Source_20_Text"><text:span text:style-name="T14"/></text:span></text:p>
      <text:p text:style-name="P19"><text:span text:style-name="Source_20_Text"><text:span text:style-name="T15">Image Fragements:</text:span></text:span></text:p>
      <text:p text:style-name="P19"><text:span text:style-name="Source_20_Text"><text:span text:style-name="T15"/></text:span></text:p>
      <text:p text:style-name="P19"><text:span text:style-name="Source_20_Text"><text:span text:style-name="T15">When we provide the URL for the image, portion of the image rather than the entire thing.</text:span></text:span></text:p>
      <text:p text:style-name="P19"><text:span text:style-name="Source_20_Text"><text:span text:style-name="T15"/></text:span></text:p>
      <text:p text:style-name="P19"><text:span text:style-name="Source_20_Text"><text:span text:style-name="T15">We do this by supplying an x and y coordinate (the starting point), followed by a width and height.</text:span></text:span></text:p>
      <text:p text:style-name="P19"><text:span text:style-name="Source_20_Text"><text:span text:style-name="T15"/></text:span></text:p>
      <text:p text:style-name="P19"><text:span text:style-name="Source_20_Text"><text:span text:style-name="T15">We do this by appending the information after the URL with a #xywh= followed by the values we want to use for the starting coordinates, width, and height.</text:span></text:span></text:p>
      <text:p text:style-name="P19"><text:span text:style-name="Source_20_Text"><text:span text:style-name="T21"/></text:span></text:p>
      <text:p text:style-name="P19"><text:span text:style-name="Source_20_Text"><text:span text:style-name="T22">.hero {</text:span></text:span></text:p>
      <text:p text:style-name="P19"><text:span text:style-name="Source_20_Text"><text:span text:style-name="T22"><text:s text:c="2"/>background-image: image("images/my-image.jpg#xywh=150,50,500,300");</text:span></text:span></text:p>
      <text:p text:style-name="P19"><text:span text:style-name="Source_20_Text"><text:span text:style-name="T22">}</text:span></text:span></text:p>
      <text:p text:style-name="P19"><text:span text:style-name="Source_20_Text"><text:span text:style-name="T20"/></text:span></text:p>
      <text:p text:style-name="P19"><text:span text:style-name="Source_20_Text"><text:span text:style-name="T19">When we define the fragment, the default units used are pixels, but we can explicitly tell the browser to use percentages instead by including percent: before the coordinates.</text:span></text:span></text:p>
      <text:p text:style-name="P19"><text:span text:style-name="Source_20_Text"><text:span text:style-name="T22"/></text:span></text:p>
      <text:p text:style-name="P19"><text:span text:style-name="Source_20_Text"><text:span text:style-name="T22">.percentage-based-fragment {</text:span></text:span></text:p>
      <text:p text:style-name="P19"><text:span text:style-name="Source_20_Text"><text:span text:style-name="T22"><text:s text:c="2"/>background-image: image("images/my-image.jpg#xywh=percent:10,10,70,80");</text:span></text:span></text:p>
      <text:p text:style-name="P19"><text:span text:style-name="Source_20_Text"><text:span text:style-name="T22">} //show 70% of the total width and 80% of the total height of the original image, starting 10% across and 10% down</text:span></text:span></text:p>
      <text:p text:style-name="P19"><text:span text:style-name="Source_20_Text"><text:span text:style-name="T22"/></text:span></text:p>
      <text:p text:style-name="P20"><text:soft-page-break/><text:span text:style-name="Source_20_Text"><text:span text:style-name="T16">Directionality</text:span></text:span><text:span text:style-name="Source_20_Text"><text:span text:style-name="T15">:</text:span></text:span></text:p>
      <text:p text:style-name="P20"><text:span text:style-name="Source_20_Text"><text:span text:style-name="T15"/></text:span></text:p>
      <text:p text:style-name="P20"><text:span text:style-name="Source_20_Text"><text:span text:style-name="T16">This feature is useful when using directional images or icons by setting ltr or rtl for left-to-right or right-to-left.</text:span></text:span></text:p>
      <text:p text:style-name="P19"/>
      <text:p text:style-name="P26">arrow-list {</text:p>
      <text:p text:style-name="P26"><text:s text:c="2"/>list-style-image: image(ltr 'arrow.png');</text:p>
      <text:p text:style-name="P26">}</text:p>
      <text:p text:style-name="P26"/>
      <text:p text:style-name="P26"/>
      <text:p text:style-name="P21"><text:span text:style-name="Source_20_Text"><text:span text:style-name="T15">Fallbac</text:span></text:span><text:span text:style-name="Source_20_Text"><text:span text:style-name="T17">k</text:span></text:span><text:span text:style-name="Source_20_Text"><text:span text:style-name="T15">:</text:span></text:span></text:p>
      <text:p text:style-name="P21"><text:span text:style-name="Source_20_Text"><text:span text:style-name="T15"/></text:span></text:p>
      <text:p text:style-name="P32"><text:span text:style-name="Source_20_Text"><text:span text:style-name="T18">Can specify fallback colour with the image</text:span></text:span></text:p>
      <text:p text:style-name="P33"/>
      <text:p text:style-name="P34">.with-fallback-color {</text:p>
      <text:p text:style-name="P34"><text:s text:c="2"/>background-image: image("images/my-image.jpg#xywh=20,30,500,300", #123456);</text:p>
      <text:p text:style-name="P34">}</text:p>
      <text:p text:style-name="P19"/>
      <text:p text:style-name="P21"><text:span text:style-name="Source_20_Text"><text:span text:style-name="T15">Tin</text:span></text:span><text:span text:style-name="Source_20_Text"><text:span text:style-name="T17">t</text:span></text:span><text:span text:style-name="Source_20_Text"><text:span text:style-name="T15">:</text:span></text:span></text:p>
      <text:p text:style-name="P21"><text:span text:style-name="Source_20_Text"><text:span text:style-name="T15"/></text:span></text:p>
      <text:p text:style-name="P32"><text:span text:style-name="Source_20_Text"><text:span text:style-name="T18">And a trick we can do with the fallback colour is to tint the image (by specifying only the fallback colour in a stack with the image)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>.tinted-bg-image {</text:span></text:span></text:p>
      <text:p text:style-name="P32"><text:span text:style-name="Source_20_Text"><text:span text:style-name="T18"><text:s text:c="2"/>background-image: image(hsl(210 47% 20% / .75)), url("images/my-image.jpg");</text:span></text:span></text:p>
      <text:p text:style-name="P32"><text:span text:style-name="Source_20_Text"><text:span text:style-name="T18">}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>.fake-low-opacity-bg {</text:span></text:span></text:p>
      <text:p text:style-name="P32"><text:span text:style-name="Source_20_Text"><text:span text:style-name="T18"><text:tab/>background-image: image(hsl(0 0% 100% / .8)), url("images/my-image.jpg");</text:span></text:span></text:p>
      <text:p text:style-name="P32"><text:span text:style-name="Source_20_Text"><text:span text:style-name="T18">}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  <text:p text:style-name="P21"><text:span text:style-name="Source_20_Text"><text:span text:style-name="T15"/></text:span></text:p>
      <text:p text:style-name="P18"><text:a xlink:type="simple" xlink:href="https://developer.mozilla.org/en-US/docs/Web/CSS/image/image" text:style-name="Internet_20_link" text:visited-style-name="Visited_20_Internet_20_Link"><text:span text:style-name="Source_20_Text"><text:span text:style-name="T14">https://developer.mozilla.org/en-US/docs/Web/CSS/image/image</text:span></text:span></text:a></text:p>
      <text:p text:style-name="P18"><text:a xlink:type="simple" xlink:href="https://12daysofweb.dev/2022/css-image/?utm_source=12daysofweb&amp;utm_medium=email" text:style-name="Internet_20_link" text:visited-style-name="Visited_20_Internet_20_Link"><text:span text:style-name="Source_20_Text"><text:span text:style-name="T14">https://12daysofweb.dev/2022/css-image/?utm_source=12daysofweb&amp;utm_medium=email</text:span></text:span></text:a></text:p>
      <text:p text:style-name="P18"><text:span text:style-name="Source_20_Text"><text:span text:style-name="T14"/></text:span></text:p>
      <text:p text:style-name="P18"><text:span text:style-name="Source_20_Text"><text:span text:style-name="T14"/></text:span></text:p>
      <text:p text:style-name="P29"><text:span text:style-name="Source_20_Text"><text:span text:style-name="T26">Tips and Tricks...</text:span></text:span></text:p>
      <text:p text:style-name="P29"><text:span text:style-name="Source_20_Text"><text:span text:style-name="T26">LAZY LOADING:</text:span></text:span></text:p>
      <text:p text:style-name="P29"><text:a xlink:type="simple" xlink:href="https://web.dev/browser-level-image-lazy-loading/" text:style-name="Internet_20_link" text:visited-style-name="Visited_20_Internet_20_Link"><text:span text:style-name="Source_20_Text"><text:span text:style-name="T26">https://web.dev/browser-level-image-lazy-loading/</text:span></text:span></text:a><text:span text:style-name="Source_20_Text"><text:span text:style-name="T26"> </text:span></text:span></text:p>
      <text:p text:style-name="P29"><text:soft-page-break/><text:span text:style-name="Source_20_Text"><text:span text:style-name="T26"/></text:span></text:p>
      <text:p text:style-name="P10"><text:span text:style-name="Source_20_Text"><text:span text:style-name="T11">There can also be a sitation where the image doesn't load and while there is the alt text there is a more stylish way of handling images with broken links</text:span></text:span></text:p>
      <text:p text:style-name="P15"><text:span text:style-name="Source_20_Text"><text:span text:style-name="T10">[CODEBOX]</text:span></text:span></text:p>
      <text:p text:style-name="P15"><text:span text:style-name="Source_20_Text"><text:span text:style-name="T12"/></text:span></text:p>
      <text:p text:style-name="P29"><text:span text:style-name="Source_20_Text"><text:span text:style-name="T6">Made by me...</text:span></text:span></text:p>
      <text:p text:style-name="P28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8"><text:span text:style-name="Source_20_Text"><text:span text:style-name="T2">Cascade and Inheritance</text:span></text:span></text:p>
      <text:p text:style-name="P28"><text:span text:style-name="Source_20_Text"><text:span text:style-name="T2">Box Model</text:span></text:span></text:p>
      <text:p text:style-name="P28"><text:span text:style-name="Source_20_Text"><text:span text:style-name="T2">Units &amp; Values</text:span></text:span></text:p>
      <text:p text:style-name="P28"><text:span text:style-name="Source_20_Text"><text:span text:style-name="T2">Selectors</text:span></text:span></text:p>
      <text:p text:style-name="P28"><text:span text:style-name="Source_20_Text"><text:span text:style-name="T2">Display &amp; Positioning</text:span></text:span></text:p>
      <text:p text:style-name="P28"><text:span text:style-name="Source_20_Text"><text:span text:style-name="T2">Flex</text:span></text:span></text:p>
      <text:p text:style-name="P28"><text:span text:style-name="Source_20_Text"><text:span text:style-name="T2">Grid</text:span></text:span></text:p>
      <text:p text:style-name="P28"><text:span text:style-name="Source_20_Text"><text:span text:style-name="T2">Backgrounds</text:span></text:span></text:p>
      <text:p text:style-name="P28"><text:span text:style-name="Source_20_Text"><text:span text:style-name="T2">Text &amp; Fonts</text:span></text:span></text:p>
      <text:p text:style-name="P28"><text:span text:style-name="Source_20_Text"><text:span text:style-name="T2">Lists &amp; Links</text:span></text:span></text:p>
      <text:p text:style-name="P28"><text:span text:style-name="Source_20_Text"><text:span text:style-name="T2"/></text:span></text:p>
      <text:p text:style-name="P28"><text:span text:style-name="Source_20_Text"><text:span text:style-name="T2">I am</text:span></text:span></text:p>
      <text:p text:style-name="P28"><text:span text:style-name="Source_20_Text"><text:span text:style-name="T2">MazOnTheMoon (Mary Ronan)</text:span></text:span></text:p>
      <text:p text:style-name="P28"><text:span text:style-name="Source_20_Text"><text:span text:style-name="T2">[Github]</text:span></text:span></text:p>
      <text:p text:style-name="P28"><text:span text:style-name="Source_20_Text"><text:span text:style-name="T2">[CodePen]</text:span></text:span></text:p>
      <text:p text:style-name="P28"><text:span text:style-name="Source_20_Text"><text:span text:style-name="T2">[Linkedin]</text:span></text:span></text:p>
      <text:p text:style-name="P28"><text:span text:style-name="Source_20_Text"><text:span text:style-name="T2">[Wordpress]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Ronan</meta:initial-creator>
    <meta:creation-date>2021-05-26T15:02:23.25</meta:creation-date>
    <meta:generator>LibreOffice/7.3.7.2$Linux_X86_64 LibreOffice_project/30$Build-2</meta:generator>
    <dc:date>2023-04-24T14:55:08.995722957</dc:date>
    <meta:editing-duration>PT2H49M</meta:editing-duration>
    <meta:editing-cycles>32</meta:editing-cycles>
    <meta:document-statistic meta:table-count="0" meta:image-count="0" meta:object-count="0" meta:page-count="8" meta:paragraph-count="223" meta:word-count="985" meta:character-count="6569" meta:non-whitespace-character-count="5774"/>
  </office:meta>
</office:document-meta>
</file>